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eXGyreHeros" fo:font-size="11pt" officeooo:paragraph-rsid="001175a5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f27e2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42f73" officeooo:paragraph-rsid="0020f848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2f7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f31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27e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16c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f84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cd0d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12" style:family="text">
      <style:text-properties style:font-name="TeXGyreHeros" fo:font-size="11pt" officeooo:rsid="001e4be1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12e88c5-9367-ab2c-c580-c595f92e9553"/>Universidade do Estado do Rio de Janeiro - Faculdade de Geologia</text:p>
      <text:p text:style-name="P3"><text:span text:style-name="T7">Geofísica </text:span><text:span text:style-name="T8">1</text:span><text:span text:style-name="T7"> </text:span><text:span text:style-name="T8">|</text:span><text:span text:style-name="T7"> Prática </text:span><text:span text:style-name="T9">4</text:span><text:span text:style-name="T7"> - </text:span><text:span text:style-name="T8">Gravimetria – </text:span><text:span text:style-name="T9">Estudos de caso</text:span></text:p>
      <text:p text:style-name="P5">Nome:______________________________________________________ <text:s/>Data:______________________</text:p>
      <text:p text:style-name="P7"><text:span text:style-name="T10">1)</text:span><text:span text:style-name="T11"> </text:span><text:span text:style-name="T12">Quanto aos dados do Havaí, responda e justifique: (a) Há equilíbrio isostático? (b) Explique o comportamento do distúrbio e correlacione-o com a topografia. (c) Por que após o baixo topográfico ao lado da ilha há um alto topográfico antes de estabilizar? (d) Por que a anomalia Bouguer é sempre positiva mas é menos positiva sobre as ilhas?</text:span></text:p>
      <text:p text:style-name="P1"/>
      <text:p text:style-name="P6">Nome:______________________________________________________ <text:s/>Data:______________________</text:p>
      <text:p text:style-name="P8"><text:span text:style-name="T4">2</text:span><text:span text:style-name="T1">) </text:span><text:span text:style-name="T4">Quanto aos dados do Japão, responda e justifique: (a) Por que o distúrbio é pequeno na placa do Pacífico e no Mar do Japão? (b) Explique o comportamento do distúrbio ao longo do perfil. (c) Relacione o distúrbio, a topografia e o ambiente tectônic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5">3</text:span><text:span text:style-name="T1">)</text:span><text:span text:style-name="T3"> </text:span><text:span text:style-name="T6">Quanto aos dados do Brasil: (a) Há equilíbrio isostático? (b) O que presumimos quando removemos o efeito da Moho? (c) O que sobra após a remoção do efeito da Moho isostática? (d) Explique a causa das anomalias negativas (residuais) que vemos na porção continental e na oceân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0-01T14:58:50.409241857</dc:date>
    <dc:creator>Leonardo Uieda</dc:creator>
    <meta:editing-duration>PT1H17M2S</meta:editing-duration>
    <meta:editing-cycles>15</meta:editing-cycles>
    <meta:generator>LibreOffice/5.0.1.2$Linux_X86_64 LibreOffice_project/00m0$Build-2</meta:generator>
    <meta:document-statistic meta:table-count="0" meta:image-count="0" meta:object-count="0" meta:page-count="2" meta:paragraph-count="7" meta:word-count="176" meta:character-count="1171" meta:non-whitespace-character-count="999"/>
  </office:meta>
</office:document-meta>
</file>